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8ef1" officeooo:paragraph-rsid="000e8ef1"/>
    </style:style>
    <style:style style:name="P2" style:family="paragraph" style:parent-style-name="Standard">
      <style:text-properties style:text-underline-style="solid" style:text-underline-width="auto" style:text-underline-color="font-color" officeooo:rsid="000e8ff1" officeooo:paragraph-rsid="000e8ff1"/>
    </style:style>
    <style:style style:name="P3" style:family="paragraph" style:parent-style-name="Standard">
      <style:text-properties style:text-underline-style="solid" style:text-underline-width="auto" style:text-underline-color="font-color" officeooo:rsid="000f7f3e" officeooo:paragraph-rsid="000f7f3e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f7f3e" officeooo:paragraph-rsid="000f7f3e"/>
    </style:style>
    <style:style style:name="P5" style:family="paragraph" style:parent-style-name="Standard">
      <style:text-properties style:text-underline-style="solid" style:text-underline-width="auto" style:text-underline-color="font-color" officeooo:rsid="0014aa9d" officeooo:paragraph-rsid="0014aa9d"/>
    </style:style>
    <style:style style:name="P6" style:family="paragraph" style:parent-style-name="Standard">
      <style:text-properties style:text-underline-style="solid" style:text-underline-width="auto" style:text-underline-color="font-color" officeooo:rsid="00184a9e" officeooo:paragraph-rsid="00184a9e"/>
    </style:style>
    <style:style style:name="P7" style:family="paragraph" style:parent-style-name="Standard">
      <style:text-properties style:text-underline-style="none" officeooo:rsid="000e8ff1" officeooo:paragraph-rsid="000e8ff1"/>
    </style:style>
    <style:style style:name="P8" style:family="paragraph" style:parent-style-name="Standard">
      <style:text-properties style:text-underline-style="none" officeooo:rsid="000f7f3e" officeooo:paragraph-rsid="000f7f3e"/>
    </style:style>
    <style:style style:name="P9" style:family="paragraph" style:parent-style-name="Standard">
      <style:text-properties style:text-underline-style="none" officeooo:rsid="00102940" officeooo:paragraph-rsid="00102940"/>
    </style:style>
    <style:style style:name="P10" style:family="paragraph" style:parent-style-name="Standard">
      <style:text-properties style:text-underline-style="none" officeooo:rsid="0014aa9d" officeooo:paragraph-rsid="0014aa9d"/>
    </style:style>
    <style:style style:name="T1" style:family="text">
      <style:text-properties officeooo:rsid="000f7f3e"/>
    </style:style>
    <style:style style:name="T2" style:family="text">
      <style:text-properties officeooo:rsid="0011f07a"/>
    </style:style>
    <style:style style:name="T3" style:family="text">
      <style:text-properties officeooo:rsid="001676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620065811</text:p>
      <text:p text:style-name="P6"/>
      <text:p text:style-name="P4">HOW IT WORKS</text:p>
      <text:p text:style-name="P2">Thread-less Server</text:p>
      <text:p text:style-name="P7">Contained in Server.py . <text:span text:style-name="T1">The socket for the server is bound to port 21000 and listens for requests.</text:span></text:p>
      <text:p text:style-name="P8">When a request is received it is parsed to obtain the filename, the file with that name is then opened and each line to a list. A HTTP header with an “OK” response is then sent to the client followed by <text:s/>the content of the file. If the file is not found the server sends a HTTP header with “404” response followed by a message indicating the requested file was not found.</text:p>
      <text:p text:style-name="P8"/>
      <text:p text:style-name="P3">Client</text:p>
      <text:p text:style-name="P9">Contained <text:span text:style-name="T2">in Client.py. The program prompts the user to enter a file name, the client then sends an HTTP GET request to the server on port 21000, if the server returns a response containing “200”, the client receives responses until it reaches a response containing “&lt;/html&gt;” indicating the end of an html file. If the client responds with a response containing “404” the client simply listens for the next line from the server to get further details on this response.</text:span></text:p>
      <text:p text:style-name="P9"/>
      <text:p text:style-name="P5">Threaded-Server</text:p>
      <text:p text:style-name="P10">ServerThreads.py. The program defines a function that accepts an integer and a boolean value as <text:s/>arguments. The integer is used as a port number and the boolean value is used to determine if the server should start a thread at another port when it rec<text:span text:style-name="T3">ei</text:span>ves a request. <text:span text:style-name="T3">The program starts a thread with 10000 and True as its arguments. This starts a server listening on port 10000, when this server recieves a request it starts a thread with 10001 and True and then sets its own boolean value to false. If the server receives another request on this port it will start a server on another port. However on port 10001 a server will be started on 10002 etc. Each port will only create one server on port: portNumber + 1 when a request is received.</text:span></text:p>
      <text:p text:style-name="P10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21:16:09.887832901</meta:creation-date>
    <dc:date>2014-10-03T23:03:33.652377787</dc:date>
    <meta:editing-duration>PT1H33M56S</meta:editing-duration>
    <meta:editing-cycles>9</meta:editing-cycles>
    <meta:generator>LibreOffice/4.2.6.3$Linux_X86_64 LibreOffice_project/420m0$Build-3</meta:generator>
    <meta:document-statistic meta:table-count="0" meta:image-count="0" meta:object-count="0" meta:page-count="1" meta:paragraph-count="9" meta:word-count="314" meta:character-count="1741" meta:non-whitespace-character-count="1434"/>
  </office:meta>
</office:document-meta>
</file>